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D55000005FA2E5750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7" style:family="table">
      <style:table-properties style:width="25.797cm" fo:margin-left="0cm" table:align="left"/>
    </style:style>
    <style:style style:name="Table7.A" style:family="table-column">
      <style:table-column-properties style:column-width="2.487cm"/>
    </style:style>
    <style:style style:name="Table7.B" style:family="table-column">
      <style:table-column-properties style:column-width="3.81cm"/>
    </style:style>
    <style:style style:name="Table7.C" style:family="table-column">
      <style:table-column-properties style:column-width="3.704cm"/>
    </style:style>
    <style:style style:name="Table7.D" style:family="table-column">
      <style:table-column-properties style:column-width="3.598cm"/>
    </style:style>
    <style:style style:name="Table7.E" style:family="table-column">
      <style:table-column-properties style:column-width="4.101cm"/>
    </style:style>
    <style:style style:name="Table7.G" style:family="table-column">
      <style:table-column-properties style:column-width="3.995cm"/>
    </style:style>
    <style:style style:name="Table7.A1" style:family="table-cell">
      <style:table-cell-properties style:vertical-align="middle"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F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G1" style:family="table-cell">
      <style:table-cell-properties style:vertical-align="middle" fo:background-color="#ffff00" fo:padding="0.097cm" fo:border="0.05pt solid #000000">
        <style:background-image/>
      </style:table-cell-properties>
    </style:style>
    <style:style style:name="Table8" style:family="table">
      <style:table-properties style:width="25.797cm" fo:margin-left="0cm" table:align="left"/>
    </style:style>
    <style:style style:name="Table8.A" style:family="table-column">
      <style:table-column-properties style:column-width="2.487cm"/>
    </style:style>
    <style:style style:name="Table8.B" style:family="table-column">
      <style:table-column-properties style:column-width="3.81cm"/>
    </style:style>
    <style:style style:name="Table8.C" style:family="table-column">
      <style:table-column-properties style:column-width="3.704cm"/>
    </style:style>
    <style:style style:name="Table8.D" style:family="table-column">
      <style:table-column-properties style:column-width="3.598cm"/>
    </style:style>
    <style:style style:name="Table8.E" style:family="table-column">
      <style:table-column-properties style:column-width="4.101cm"/>
    </style:style>
    <style:style style:name="Table8.G" style:family="table-column">
      <style:table-column-properties style:column-width="3.995cm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color="#3465a4" loext:opacity="100%" style:font-name="Times New Roman" fo:font-size="12pt" officeooo:paragraph-rsid="009ffeb7" style:font-size-asian="12pt" style:font-size-complex="12pt"/>
    </style:style>
    <style:style style:name="P2" style:family="paragraph" style:parent-style-name="Standard">
      <style:text-properties officeooo:paragraph-rsid="009ffeb7"/>
    </style:style>
    <style:style style:name="P3" style:family="paragraph" style:parent-style-name="Table_20_Contents">
      <style:text-properties fo:language="pt" fo:country="BR" officeooo:paragraph-rsid="009ffeb7"/>
    </style:style>
    <style:style style:name="P4" style:family="paragraph" style:parent-style-name="Standard">
      <style:text-properties fo:language="pt" fo:country="BR" officeooo:paragraph-rsid="00929983"/>
    </style:style>
    <style:style style:name="P5" style:family="paragraph" style:parent-style-name="Standard">
      <style:paragraph-properties fo:text-align="center" style:justify-single-word="false"/>
      <style:text-properties fo:language="pt" fo:country="BR" fo:font-weight="bold" officeooo:rsid="006a1ea1" officeooo:paragraph-rsid="006a1ea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pt" fo:country="BR" officeooo:paragraph-rsid="006f7f81"/>
    </style:style>
    <style:style style:name="P7" style:family="paragraph" style:parent-style-name="Standard">
      <style:paragraph-properties fo:text-align="justify" style:justify-single-word="false"/>
      <style:text-properties fo:language="pt" fo:country="BR" officeooo:paragraph-rsid="0097a889"/>
    </style:style>
    <style:style style:name="P8" style:family="paragraph" style:parent-style-name="Standard">
      <style:paragraph-properties fo:line-height="115%" fo:text-align="end" style:justify-single-word="false"/>
      <style:text-properties fo:language="pt" fo:country="BR" officeooo:rsid="001aff17" officeooo:paragraph-rsid="009440cb"/>
    </style:style>
    <style:style style:name="P9" style:family="paragraph" style:parent-style-name="Standard">
      <style:text-properties fo:language="pt" fo:country="BR" officeooo:paragraph-rsid="00203abe"/>
    </style:style>
    <style:style style:name="P10" style:family="paragraph" style:parent-style-name="Standard">
      <style:paragraph-properties fo:text-align="justify" style:justify-single-word="false"/>
      <style:text-properties fo:language="pt" fo:country="BR" officeooo:rsid="001f7d39" officeooo:paragraph-rsid="0097a889"/>
    </style:style>
    <style:style style:name="P11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97a889"/>
    </style:style>
    <style:style style:name="P12" style:family="paragraph" style:parent-style-name="Heading_20_1">
      <style:paragraph-properties fo:text-align="end" style:justify-single-word="false"/>
      <style:text-properties fo:font-size="2pt" fo:language="pt" fo:country="BR" officeooo:paragraph-rsid="009ffeb7" style:font-size-asian="1.75pt" style:font-size-complex="2pt"/>
    </style:style>
    <style:style style:name="P13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9ffeb7" officeooo:paragraph-rsid="009ffeb7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14" style:family="paragraph" style:parent-style-name="Standard">
      <style:paragraph-properties fo:line-height="115%" fo:text-align="center" style:justify-single-word="false"/>
      <style:text-properties fo:font-size="10pt" fo:language="pt" fo:country="BR" fo:font-weight="bold" officeooo:paragraph-rsid="00707d64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fo:language="pt" fo:country="BR" fo:font-weight="bold" officeooo:rsid="006f7f81" officeooo:paragraph-rsid="006f7f8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115%" fo:text-align="center" style:justify-single-word="false"/>
      <style:text-properties fo:font-size="10pt" fo:language="pt" fo:country="BR" officeooo:paragraph-rsid="006f7f81" style:font-size-asian="10pt" style:font-size-complex="10pt"/>
    </style:style>
    <style:style style:name="P17" style:family="paragraph" style:parent-style-name="Standard">
      <style:paragraph-properties fo:line-height="115%" fo:text-align="center" style:justify-single-word="false"/>
      <style:text-properties fo:font-size="10pt" fo:language="pt" fo:country="BR" officeooo:paragraph-rsid="007b992a" style:font-size-asian="10pt" style:font-size-complex="10pt"/>
    </style:style>
    <style:style style:name="P18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b992a" style:font-size-asian="10pt" style:font-size-complex="10pt"/>
    </style:style>
    <style:style style:name="P19" style:family="paragraph" style:parent-style-name="Standard">
      <style:paragraph-properties fo:line-height="115%" fo:text-align="center" style:justify-single-word="false"/>
      <style:text-properties fo:font-size="10pt" fo:language="pt" fo:country="BR" officeooo:paragraph-rsid="007c9142" style:font-size-asian="10pt" style:font-size-complex="10pt"/>
    </style:style>
    <style:style style:name="P20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c9142" style:font-size-asian="10pt" style:font-size-complex="10pt"/>
    </style:style>
    <style:style style:name="P21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59fe6" style:font-size-asian="10pt" style:font-size-complex="10pt"/>
    </style:style>
    <style:style style:name="P22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4f80d" style:font-size-asian="10pt" style:font-size-complex="10pt"/>
    </style:style>
    <style:style style:name="P23" style:family="paragraph" style:parent-style-name="Footer">
      <style:paragraph-properties fo:line-height="115%" fo:text-align="center" style:justify-single-word="false"/>
      <style:text-properties fo:font-size="10pt" fo:language="pt" fo:country="BR" officeooo:paragraph-rsid="0072f571" style:font-size-asian="10pt" style:font-size-complex="10pt"/>
    </style:style>
    <style:style style:name="P24" style:family="paragraph" style:parent-style-name="Footer">
      <style:paragraph-properties fo:line-height="115%" fo:text-align="justify" style:justify-single-word="false"/>
      <style:text-properties fo:font-size="12pt" fo:language="pt" fo:country="BR" fo:font-weight="normal" officeooo:rsid="003e0367" officeooo:paragraph-rsid="0097a889" style:font-size-asian="12pt" style:font-weight-asian="normal" style:font-size-complex="12pt" style:font-weight-complex="normal"/>
    </style:style>
    <style:style style:name="P25" style:family="paragraph" style:parent-style-name="Footer">
      <style:paragraph-properties fo:line-height="115%" fo:text-align="center" style:justify-single-word="false"/>
      <style:text-properties fo:font-size="12pt" officeooo:paragraph-rsid="0097a889" style:font-size-asian="12pt" style:font-size-complex="12pt"/>
    </style:style>
    <style:style style:name="T1" style:family="text">
      <style:text-properties fo:language="pt" fo:country="BR" officeooo:rsid="001aff17"/>
    </style:style>
    <style:style style:name="T2" style:family="text">
      <style:text-properties fo:language="pt" fo:country="BR" officeooo:rsid="001ef013"/>
    </style:style>
    <style:style style:name="T3" style:family="text">
      <style:text-properties fo:language="pt" fo:country="BR" officeooo:rsid="001f7d39"/>
    </style:style>
    <style:style style:name="T4" style:family="text">
      <style:text-properties fo:language="pt" fo:country="BR" officeooo:rsid="002ff9a2"/>
    </style:style>
    <style:style style:name="T5" style:family="text">
      <style:text-properties officeooo:rsid="00314f8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e0367" style:font-weight-asian="bold" style:font-weight-complex="bold"/>
    </style:style>
    <style:style style:name="T8" style:family="text">
      <style:text-properties fo:font-weight="bold" officeooo:rsid="009601ae" style:font-weight-asian="bold" style:font-weight-complex="bold"/>
    </style:style>
    <style:style style:name="T9" style:family="text">
      <style:text-properties fo:font-weight="bold" officeooo:rsid="0094a087" style:font-weight-asian="bold" style:font-weight-complex="bold"/>
    </style:style>
    <style:style style:name="T10" style:family="text">
      <style:text-properties officeooo:rsid="00a035b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__DdeLink__1790_3846985925"/><text:bookmark-start text:name="__DdeLink__24771_4045591709"/><text:bookmark-start text:name="__DdeLink__6415_4045591709"/><text:placeholder text:placeholder-type="text">&lt;for each="classes in (classes or '')"&gt;</text:placeholder><text:bookmark-end text:name="__DdeLink__24771_4045591709"/><text:bookmark-end text:name="__DdeLink__6415_4045591709"/><text:bookmark text:name="__DdeLink__310_4045591709"/><text:bookmark text:name="__DdeLink__3904_3846985925"/><text:bookmark text:name="__DdeLink__2706_1632821350"/><text:bookmark text:name="__DdeLink__4890_1632821350"/><text:bookmark text:name="__DdeLink__10526_798074146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 table:number-columns-repeated="2"/>
        <table:table-column table:style-name="Table7.G"/>
        <table:table-row>
          <table:table-cell table:style-name="Table7.A1" office:value-type="string">
            <text:p text:style-name="P15">TEMPO</text:p>
          </table:table-cell>
          <table:table-cell table:style-name="Table7.B1" office:value-type="string">
            <text:p text:style-name="P15">SEGUNDA-FEIRA</text:p>
          </table:table-cell>
          <table:table-cell table:style-name="Table7.C1" office:value-type="string">
            <text:p text:style-name="P15">TERÇA-FEIRA</text:p>
          </table:table-cell>
          <table:table-cell table:style-name="Table7.D1" office:value-type="string">
            <text:p text:style-name="P15">QUARTA-FEIRA</text:p>
          </table:table-cell>
          <table:table-cell table:style-name="Table7.E1" office:value-type="string">
            <text:p text:style-name="P15">QUINTA-FEIRA</text:p>
          </table:table-cell>
          <table:table-cell table:style-name="Table7.F1" office:value-type="string">
            <text:p text:style-name="P15">SEXTA-FEIRA</text:p>
          </table:table-cell>
          <table:table-cell table:style-name="Table7.G1" office:value-type="string">
            <text:p text:style-name="P15">SÁBADO</text:p>
          </table:table-cell>
        </table:table-row>
      </table:table>
      <text:p text:style-name="P6"><text:bookmark text:name="__DdeLink__22984_4045591709"/><text:placeholder text:placeholder-type="text">&lt;for each="time in (classes.classe_timerule or '')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2"/>
        <table:table-column table:style-name="Table8.G"/>
        <table:table-row>
          <table:table-cell table:style-name="Table8.A1" office:value-type="string">
            <text:p text:style-name="P14"><text:bookmark-start text:name="__DdeLink__26381_4045591709"/><text:placeholder text:placeholder-type="text" text:description="Nome">&lt;time.lesson_time.name&gt;</text:placeholder><text:bookmark-end text:name="__DdeLink__26381_4045591709"/></text:p>
            <text:p text:style-name="P14"><text:placeholder text:placeholder-type="text" text:description="Nome">&lt;time.start_lesson.strftime('%H:%M')&gt;</text:placeholder>/<text:placeholder text:placeholder-type="text" text:description="Nome">&lt;time.end_lesson.strftime('%H:%M')&gt;</text:placeholder></text:p>
          </table:table-cell>
          <table:table-cell table:style-name="Table8.A1" office:value-type="string">
            <text:p text:style-name="P21"><text:bookmark-start text:name="__DdeLink__414_1932907637"/><text:bookmark-start text:name="__DdeLink__15747_1237831906"/><text:placeholder text:placeholder-type="text">&lt;if test="time.mon"&gt;</text:placeholder><text:bookmark-end text:name="__DdeLink__15747_1237831906"/></text:p>
            <text:p text:style-name="P16"><text:placeholder text:placeholder-type="text" text:description="Nome">&lt;time.mon.discipline.name&gt;</text:placeholder></text:p>
            <text:p text:style-name="P21"><text:bookmark-start text:name="__DdeLink__15752_1237831906"/><text:placeholder text:placeholder-type="text">&lt;/if&gt;</text:placeholder><text:bookmark-end text:name="__DdeLink__15752_1237831906"/><text:bookmark-end text:name="__DdeLink__414_1932907637"/></text:p>
            <text:p text:style-name="P18"><text:placeholder text:placeholder-type="text">&lt;if test="time.mon_room"&gt;</text:placeholder></text:p>
            <text:p text:style-name="P17"><text:placeholder text:placeholder-type="text" text:description="Nome">&lt;time.mon_room.name&gt;</text:placeholder></text:p>
            <text:p text:style-name="P18"><text:placeholder text:placeholder-type="text">&lt;/if&gt;</text:placeholder></text:p>
          </table:table-cell>
          <table:table-cell table:style-name="Table8.A1" office:value-type="string">
            <text:p text:style-name="P21"><text:bookmark-start text:name="__DdeLink__28776_4045591709"/><text:bookmark-start text:name="__DdeLink__976_1932907637"/><text:placeholder text:placeholder-type="text">&lt;if test="time.tue"&gt;</text:placeholder><text:bookmark-end text:name="__DdeLink__28776_4045591709"/></text:p>
            <text:p text:style-name="P16"><text:placeholder text:placeholder-type="text" text:description="Nome">&lt;time.tue.discipline.name&gt;</text:placeholder></text:p>
            <text:p text:style-name="P21"><text:bookmark-start text:name="__DdeLink__28781_4045591709"/><text:placeholder text:placeholder-type="text">&lt;/if&gt;</text:placeholder><text:bookmark-end text:name="__DdeLink__28781_4045591709"/><text:bookmark-end text:name="__DdeLink__976_1932907637"/></text:p>
            <text:p text:style-name="P20"><text:bookmark-start text:name="__DdeLink__28776_40455917091"/><text:placeholder text:placeholder-type="text">&lt;if test="time.tue_room"&gt;</text:placeholder><text:bookmark-end text:name="__DdeLink__28776_40455917091"/></text:p>
            <text:p text:style-name="P19"><text:placeholder text:placeholder-type="text" text:description="Nome">&lt;time.tue_room.name&gt;</text:placeholder></text:p>
            <text:p text:style-name="P20"><text:bookmark-start text:name="__DdeLink__28781_40455917091"/><text:placeholder text:placeholder-type="text">&lt;/if&gt;</text:placeholder><text:bookmark-end text:name="__DdeLink__28781_40455917091"/></text:p>
          </table:table-cell>
          <table:table-cell table:style-name="Table8.A1" office:value-type="string">
            <text:p text:style-name="P21"><text:bookmark-start text:name="__DdeLink__28766_4045591709"/><text:bookmark-start text:name="__DdeLink__991_1932907637"/><text:placeholder text:placeholder-type="text">&lt;if test="time.wed"&gt;</text:placeholder><text:bookmark-end text:name="__DdeLink__28766_4045591709"/></text:p>
            <text:p text:style-name="P16"><text:placeholder text:placeholder-type="text" text:description="Nome">&lt;time.wed.discipline.name&gt;</text:placeholder></text:p>
            <text:p text:style-name="P21"><text:bookmark-start text:name="__DdeLink__28771_4045591709"/><text:placeholder text:placeholder-type="text">&lt;/if&gt;</text:placeholder><text:bookmark-end text:name="__DdeLink__28771_4045591709"/><text:bookmark-end text:name="__DdeLink__991_1932907637"/></text:p>
            <text:p text:style-name="P20"><text:bookmark-start text:name="__DdeLink__28766_40455917091"/><text:placeholder text:placeholder-type="text">&lt;if test="time.wed_room"&gt;</text:placeholder><text:bookmark-end text:name="__DdeLink__28766_40455917091"/></text:p>
            <text:p text:style-name="P19"><text:placeholder text:placeholder-type="text" text:description="Nome">&lt;time.wed_room.name&gt;</text:placeholder></text:p>
            <text:p text:style-name="P20"><text:bookmark-start text:name="__DdeLink__28771_40455917091"/><text:placeholder text:placeholder-type="text">&lt;/if&gt;</text:placeholder><text:bookmark-end text:name="__DdeLink__28771_40455917091"/></text:p>
          </table:table-cell>
          <table:table-cell table:style-name="Table8.A1" office:value-type="string">
            <text:p text:style-name="P21"><text:bookmark-start text:name="__DdeLink__28756_4045591709"/><text:bookmark-start text:name="__DdeLink__1006_1932907637"/><text:placeholder text:placeholder-type="text">&lt;if test="time.thu"&gt;</text:placeholder><text:bookmark-end text:name="__DdeLink__28756_4045591709"/></text:p>
            <text:p text:style-name="P16"><text:placeholder text:placeholder-type="text" text:description="Nome">&lt;time.thu.discipline.name&gt;</text:placeholder></text:p>
            <text:p text:style-name="P21"><text:bookmark-start text:name="__DdeLink__28761_4045591709"/><text:placeholder text:placeholder-type="text">&lt;/if&gt;</text:placeholder><text:bookmark-end text:name="__DdeLink__28761_4045591709"/><text:bookmark-end text:name="__DdeLink__1006_1932907637"/></text:p>
            <text:p text:style-name="P20"><text:bookmark-start text:name="__DdeLink__28756_40455917091"/><text:placeholder text:placeholder-type="text">&lt;if test="time.thu_room"&gt;</text:placeholder><text:bookmark-end text:name="__DdeLink__28756_40455917091"/></text:p>
            <text:p text:style-name="P19"><text:placeholder text:placeholder-type="text" text:description="Nome">&lt;time.thu_room.name&gt;</text:placeholder></text:p>
            <text:p text:style-name="P20"><text:bookmark-start text:name="__DdeLink__28761_40455917091"/><text:placeholder text:placeholder-type="text">&lt;/if&gt;</text:placeholder><text:bookmark-end text:name="__DdeLink__28761_40455917091"/></text:p>
          </table:table-cell>
          <table:table-cell table:style-name="Table8.A1" office:value-type="string">
            <text:p text:style-name="P22"><text:bookmark-start text:name="__DdeLink__28746_4045591709"/><text:bookmark-start text:name="__DdeLink__1021_1932907637"/><text:placeholder text:placeholder-type="text">&lt;if test="time.fri"&gt;</text:placeholder><text:bookmark-end text:name="__DdeLink__28746_4045591709"/></text:p>
            <text:p text:style-name="P16"><text:placeholder text:placeholder-type="text" text:description="Nome">&lt;time.fri.discipline.name&gt;</text:placeholder></text:p>
            <text:p text:style-name="P22"><text:bookmark-start text:name="__DdeLink__28751_4045591709"/><text:placeholder text:placeholder-type="text">&lt;/if&gt;</text:placeholder><text:bookmark-end text:name="__DdeLink__28751_4045591709"/><text:bookmark-end text:name="__DdeLink__1021_1932907637"/></text:p>
            <text:p text:style-name="P20"><text:bookmark-start text:name="__DdeLink__28746_40455917091"/><text:placeholder text:placeholder-type="text">&lt;if test="time.fri_room"&gt;</text:placeholder><text:bookmark-end text:name="__DdeLink__28746_40455917091"/></text:p>
            <text:p text:style-name="P19"><text:placeholder text:placeholder-type="text" text:description="Nome">&lt;time.fri_room.name&gt;</text:placeholder></text:p>
            <text:p text:style-name="P20"><text:bookmark-start text:name="__DdeLink__28751_40455917091"/><text:placeholder text:placeholder-type="text">&lt;/if&gt;</text:placeholder><text:bookmark-end text:name="__DdeLink__28751_40455917091"/></text:p>
          </table:table-cell>
          <table:table-cell table:style-name="Table8.G1" office:value-type="string">
            <text:p text:style-name="P23"><text:bookmark-start text:name="__DdeLink__28234_4045591709"/><text:bookmark-start text:name="__DdeLink__1036_1932907637"/><text:placeholder text:placeholder-type="text">&lt;if test="time.sat"&gt;</text:placeholder><text:bookmark-end text:name="__DdeLink__28234_4045591709"/></text:p>
            <text:p text:style-name="P16"><text:placeholder text:placeholder-type="text" text:description="Nome">&lt;time.sat.discipline.name&gt;</text:placeholder></text:p>
            <text:p text:style-name="P23"><text:bookmark-start text:name="__DdeLink__28239_4045591709"/><text:placeholder text:placeholder-type="text">&lt;/if&gt;</text:placeholder><text:bookmark-end text:name="__DdeLink__28239_4045591709"/><text:bookmark-end text:name="__DdeLink__1036_1932907637"/></text:p>
            <text:p text:style-name="P20"><text:bookmark-start text:name="__DdeLink__28234_40455917091"/><text:placeholder text:placeholder-type="text">&lt;if test="time.sat_room"&gt;</text:placeholder><text:bookmark-end text:name="__DdeLink__28234_40455917091"/></text:p>
            <text:p text:style-name="P19"><text:placeholder text:placeholder-type="text" text:description="Nome">&lt;time.sat_room.name&gt;</text:placeholder></text:p>
            <text:p text:style-name="P20"><text:bookmark-start text:name="__DdeLink__28239_40455917091"/><text:placeholder text:placeholder-type="text">&lt;/if&gt;</text:placeholder><text:bookmark-end text:name="__DdeLink__28239_40455917091"/></text:p>
          </table:table-cell>
        </table:table-row>
      </table:table>
      <text:p text:style-name="P7"><text:placeholder text:placeholder-type="text">&lt;/for&gt;</text:placeholder></text:p>
      <text:p text:style-name="P24"/>
      <text:p text:style-name="P25"><text:span text:style-name="T2">O</text:span><text:span text:style-name="T3">(a)</text:span><text:span text:style-name="T2"> </text:span><text:span text:style-name="T4">Subdiretor</text:span><text:span text:style-name="T3">(a)</text:span><text:span text:style-name="T2"> Pedagógico</text:span><text:span text:style-name="T3">(a)</text:span></text:p>
      <text:p text:style-name="P11"><text:tab/></text:p>
      <text:p text:style-name="P10"/>
      <text:p text:style-name="P8"><text:span text:style-name="T8">Documento </text:span><text:bookmark-start text:name="__DdeLink__1831_38469859251"/><text:span text:style-name="T8">g</text:span><text:bookmark-end text:name="__DdeLink__1831_38469859251"/><text:span text:style-name="T7">erado </text:span><text:span text:style-name="T9">a</text:span><text:span text:style-name="T6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9"><text:bookmark-start text:name="__DdeLink__25040_4045591709"/><text:bookmark-start text:name="__DdeLink__6741_4045591709"/><text:placeholder text:placeholder-type="text">&lt;/for&gt;</text:placeholder><text:bookmark-end text:name="__DdeLink__25040_4045591709"/><text:bookmark-end text:name="__DdeLink__6741_404559170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0" style:family="table">
      <style:table-properties style:width="25.7cm" table:align="margins"/>
    </style:style>
    <style:style style:name="Table10.A" style:family="table-column">
      <style:table-column-properties style:column-width="12.85cm" style:rel-column-width="32767*"/>
    </style:style>
    <style:style style:name="Table10.B" style:family="table-column">
      <style:table-column-properties style:column-width="12.8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Standard">
      <style:text-properties fo:color="#3465a4" loext:opacity="100%" style:font-name="Times New Roman" fo:font-size="12pt" officeooo:paragraph-rsid="009ffeb7" style:font-size-asian="12pt" style:font-size-complex="12pt"/>
    </style:style>
    <style:style style:name="MP2" style:family="paragraph" style:parent-style-name="Table_20_Contents">
      <style:text-properties fo:language="pt" fo:country="BR" officeooo:paragraph-rsid="009ffeb7"/>
    </style:style>
    <style:style style:name="MP3" style:family="paragraph" style:parent-style-name="Heading_20_1">
      <style:paragraph-properties fo:text-align="end" style:justify-single-word="false"/>
      <style:text-properties fo:font-size="2pt" fo:language="pt" fo:country="BR" officeooo:paragraph-rsid="009ffeb7" style:font-size-asian="1.75pt" style:font-size-complex="2pt"/>
    </style:style>
    <style:style style:name="MP4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9ffeb7" officeooo:paragraph-rsid="009ffeb7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MP5" style:family="paragraph" style:parent-style-name="Standard">
      <style:text-properties officeooo:paragraph-rsid="009ffeb7"/>
    </style:style>
    <style:style style:name="MT1" style:family="text">
      <style:text-properties fo:language="pt" fo:country="BR" officeooo:rsid="001aff17"/>
    </style:style>
    <style:style style:name="MT2" style:family="text">
      <style:text-properties officeooo:rsid="00314f83"/>
    </style:style>
    <style:style style:name="MT3" style:family="text">
      <style:text-properties officeooo:rsid="00a035b3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/></text:p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2"><draw:frame draw:style-name="Mfr1" draw:name="Image2" text:anchor-type="char" svg:x="0.908cm" svg:y="0.023cm" svg:width="6.488cm" svg:height="2.907cm" draw:z-index="0"><draw:image xlink:href="Pictures/1000000000000D55000005FA2E5750E5.jpg" xlink:type="simple" xlink:show="embed" xlink:actuate="onLoad" draw:mime-type="image/jpeg"/></draw:frame></text:p>
              <text:p text:style-name="MP2"/>
            </table:table-cell>
            <table:table-cell table:style-name="Table10.B1" office:value-type="string">
              <text:p text:style-name="MP3"/>
              <text:p text:style-name="MP4"><text:span text:style-name="MT2">H</text:span>ORÁRIO <text:span text:style-name="MT3">TURMA</text:span></text:p>
            </table:table-cell>
          </table:table-row>
        </table:table>
        <text:p text:style-name="MP5"/>
      </style:header>
    </style:master-page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45</meta:editing-cycles>
    <meta:editing-duration>PT9H5M2S</meta:editing-duration>
    <dc:date>2025-12-29T18:17:15.659824819</dc:date>
    <meta:generator>LibreOffice/24.2.7.2$Linux_X86_64 LibreOffice_project/420$Build-2</meta:generator>
    <meta:document-statistic meta:table-count="3" meta:image-count="1" meta:object-count="0" meta:page-count="1" meta:paragraph-count="53" meta:word-count="81" meta:character-count="1001" meta:non-whitespace-character-count="971"/>
  </office:meta>
</office:document-meta>
</file>